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25-07-17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25-04-14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25-02-18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24-12-12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24-09-26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24-06-20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24-01-03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23-08-18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23-05-22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23-01-05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22-12-05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22-09-07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22-01-31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21-08-24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21-02-04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20-07-22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20-06-09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20-02-12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19-07-11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19-04-08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19-01-16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18-10-11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18-07-09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18-02-21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17-10-23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17-07-10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17-04-24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17-02-01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16-10-14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16-08-08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16-07-26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16-05-13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16-02-09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15-12-09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15-06-30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15-05-14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15-01-21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14-10-22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14-07-30 1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14-05-14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14-02-04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13-11-06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13-07-24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13-04-16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13-02-06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12-10-25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12-07-30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12-04-25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12-01-17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11-10-18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11-07-18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11-05-23 1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11-03-01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10-10-13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10-07-06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1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10-01-13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09-10-2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09-07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09-04-09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09-01-28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08-10-06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08-07-24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08-04-01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08-01-07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07-10-18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07-07-26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07-05-01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07-01-09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06-11-01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06-07-07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06-04-18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06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05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05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05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05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0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04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04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04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03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03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03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03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02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02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02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02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01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01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01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01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00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00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00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2000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9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9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9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9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9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9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9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9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9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9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9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9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9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9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8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8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8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8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8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8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8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8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8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8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8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8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8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8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8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8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8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8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7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7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7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7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7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7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7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7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7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7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7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7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7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7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6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6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6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6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6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6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5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5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5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5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5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4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4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4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4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4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4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3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3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3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3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3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2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2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2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2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1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1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1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1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1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0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0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0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0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90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9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9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9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9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9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9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8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8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8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8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8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8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7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7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7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7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7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7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6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6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6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6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5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5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5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5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5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5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5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5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4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4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4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4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4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4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3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3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3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3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3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2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2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2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2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2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2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2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2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1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852076252201</text:p>
          </table:table-cell>
          <table:table-cell office:value-type="string" calcext:value-type="string">
            <text:p>59C 29 SOW 163A</text:p>
          </table:table-cell>
          <table:table-cell office:value-type="string" calcext:value-type="string">
            <text:p>198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22" meta:object-count="0"/>
    <meta:user-defined meta:name="AppVersion">3.0</meta:user-defined>
  </office:meta>
</office:document-meta>
</file>